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5" style:family="paragraph" style:parent-style-name="Nivel1" style:master-page-name="Pagina">
      <style:paragraph-properties style:page-number="auto"/>
    </style:style>
    <style:style style:name="P6" style:family="paragraph" style:parent-style-name="TablaContenidosDemostrativo" style:master-page-name="Pagina">
      <style:paragraph-properties style:page-number="auto"/>
    </style:style>
    <style:style style:name="P7" style:family="paragraph" style:parent-style-name="Textos" style:master-page-name="Pagina">
      <style:paragraph-properties style:page-number="auto"/>
    </style:style>
    <style:style style:name="P8" style:family="paragraph" style:parent-style-name="Textos">
      <style:text-properties officeooo:rsid="001ed692" officeooo:paragraph-rsid="001ed692"/>
    </style:style>
    <style:style style:name="P9" style:family="paragraph" style:parent-style-name="Textos">
      <style:paragraph-properties fo:break-before="page"/>
      <style:text-properties officeooo:rsid="001ed692" officeooo:paragraph-rsid="001ed692"/>
    </style:style>
    <style:style style:name="P10" style:family="paragraph" style:parent-style-name="CuerpoTabla">
      <style:text-properties officeooo:rsid="001ed692" officeooo:paragraph-rsid="001ed692"/>
    </style:style>
    <style:style style:name="P11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1ed6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0.<text:span text:style-name="T4">25</text:span></text:p>
      <text:p text:style-name="Standard"/>
      <text:p text:style-name="SubtituloPortadaYDemostrativos">Tipo de documento: Acta</text:p>
      <text:p text:style-name="SubtituloPortadaYDemostrativos"><text:span text:style-name="T4">07</text:span>/<text:span text:style-name="T1">05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4">25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4">07</text:span>/<text:span text:style-name="T1">05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7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4">07</text:span>/<text:span text:style-name="T1">05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4">07</text:span>/<text:span text:style-name="T1">05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6">Tabla de contenido</text:p>
          </text:index-title>
          <text:p text:style-name="P11"><text:a xlink:type="simple" xlink:href="#__RefHeading__1803_1352885363" text:style-name="Index_20_Link" text:visited-style-name="Index_20_Link">Datos de la reunión:<text:tab/>4</text:a></text:p>
          <text:p text:style-name="P12"><text:a xlink:type="simple" xlink:href="#__RefHeading__744_302876939" text:style-name="Index_20_Link" text:visited-style-name="Index_20_Link">Tabla 01. Datos de la reunión, 2014<text:tab/>4</text:a></text:p>
          <text:p text:style-name="P11"><text:a xlink:type="simple" xlink:href="#__RefHeading__746_302876939" text:style-name="Index_20_Link" text:visited-style-name="Index_20_Link">Puntos del orden del día:<text:tab/>4</text:a></text:p>
          <text:p text:style-name="P11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5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4">07</text:span>/<text:span text:style-name="T1">05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3">16:<text:span text:style-name="T4">3</text:span>5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P10">Raúl Piñeiro</text:p>
            <text:p text:style-name="CuerpoTabla">Manuel Cid</text:p>
            <text:p text:style-name="CuerpoTabla">Roberto Rosende</text:p>
            <text:p text:style-name="CuerpoTabla">Silvia Carrera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8">Empezamos la reunión con el tema de la parafina pendiente para realizar el experimento de refrigeración por inmersión , la cual aun no está <text:s/>pero se calcula que mañana a la mañana ya la <text:s text:c="2"/>tendríamos. Mientras tanto se puede ir empezando a montar el experimento para ir avanzando.</text:p>
      <text:p text:style-name="P8">Los experimentos de refrigeración liquida están completos , ahora solo queda hacer una comparativa de resultados de ellos.</text:p>
      <text:p text:style-name="P8">Otro tema pendiente es la revisión por parte de Javier de las presentaciones en powerpoint ,que debido a su ausencia no sabemos si está o no completo.</text:p>
      <text:p text:style-name="P8">Mañana a la mañana vamos a subir al City <text:s/>para llevar los equipos despiezados y listos , hacer las autorizaciones para poder entrar también en el parque tecnológico y ver los equipos que hay allí también.</text:p>
      <text:p text:style-name="P8"/>
      <text:p text:style-name="P9">Sobre el tema de los scripts de las ips dinámicas que tenían que hacer Manuel y Silvia,hay que juntarlas y probar que funciona correctamente en un appliance , y luego montarlo también en otros cuatro appliances mas.</text:p>
      <text:p text:style-name="P8">Foto de los equipos realizada.</text:p>
      <text:p text:style-name="P8">Falta los timesheet.</text:p>
      <text:p text:style-name="P8">Mirar luego de hablar con los centros que faltan para colocar los appliances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5-07T16:55:37.645427964</dc:date>
    <dc:creator>Manuel </dc:creator>
    <meta:document-statistic meta:table-count="5" meta:image-count="3" meta:object-count="0" meta:page-count="5" meta:paragraph-count="70" meta:word-count="349" meta:character-count="2112" meta:non-whitespace-character-count="1788"/>
  </office:meta>
</office:document-meta>
</file>